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key_and_barcod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ruid</text:p>
          </table:table-cell>
          <table:table-cell office:value-type="string" table:style-name="ce1">
            <text:p>Catkey</text:p>
          </table:table-cell>
          <table:table-cell office:value-type="string" table:style-name="ce1">
            <text:p>Barcod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uid:bb396kf5077</text:p>
          </table:table-cell>
          <table:table-cell office:value-type="float" office:value="13157971" table:style-name="ce1">
            <text:p>131579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b631ry3167</text:p>
          </table:table-cell>
          <table:table-cell office:value-type="float" office:value="13965062" table:style-name="ce1">
            <text:p>13965062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